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17.92mm"/>
    </style:style>
    <style:style style:name="co5" style:family="table-column">
      <style:table-column-properties fo:break-before="auto" style:column-width="17mm"/>
    </style:style>
    <style:style style:name="co3" style:family="table-column">
      <style:table-column-properties fo:break-before="auto" style:column-width="70.77mm"/>
    </style:style>
    <style:style style:name="co4" style:family="table-column">
      <style:table-column-properties fo:break-before="auto" style:column-width="61.6mm"/>
    </style:style>
    <style:style style:name="co7" style:family="table-column">
      <style:table-column-properties fo:break-before="auto" style:column-width="58.54mm"/>
    </style:style>
    <style:style style:name="co8" style:family="table-column">
      <style:table-column-properties fo:break-before="auto" style:column-width="75.35mm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10.85mm" fo:break-before="auto" style:use-optimal-row-height="false"/>
    </style:style>
    <style:style style:name="ro8" style:family="table-row">
      <style:table-row-properties style:row-height="16.32m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60" table:default-cell-style-name="Default"/>
        <table:table-row table:style-name="ro3">
          <table:table-cell table:style-name="ce1" office:value-type="string" calcext:value-type="string">
            <text:p>Группа перегруженных </text:p>
            <text:p>методов ObservableCalculations </text:p>
          </table:table-cell>
          <table:table-cell table:style-name="ce5" office:value-type="string" calcext:value-type="string">
            <text:p>Группа перегруженных</text:p>
            <text:p>методов MS LINQ</text:p>
          </table:table-cell>
          <table:table-cell table:style-name="ce5" office:value-type="string" calcext:value-type="string">
            <text:p>Возвращаемые объект</text:p>
            <text:p>является</text:p>
          </table:table-cell>
          <table:table-cell table:style-name="ce5" office:value-type="string" calcext:value-type="string">
            <text:p>Примечание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6" office:value-type="string" calcext:value-type="string">
            <text:p>Append</text:p>
          </table:table-cell>
          <table:table-cell table:style-name="ce11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ggregating&lt;TSourceItem, TResult&gt;</text:span></text:p>
          </table:table-cell>
          <table:table-cell table:style-name="ce7" office:value-type="string" calcext:value-type="string">
            <text:p>Aggregate</text:p>
          </table:table-cell>
          <table:table-cell table:style-name="ce12" office:value-type="string" calcext:value-type="string">
            <text:p>ScalarComputing&lt;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llCalcuating&lt;TSourceItem&gt;</text:span></text:p>
          </table:table-cell>
          <table:table-cell table:style-name="ce7" office:value-type="string" calcext:value-type="string">
            <text:p>All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AnyCalcuating</text:p>
          </table:table-cell>
          <table:table-cell table:style-name="ce7" office:value-type="string" calcext:value-type="string">
            <text:p>Any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7" office:value-type="string" calcext:value-type="string">
            <text:p>Append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Not applicable</text:p>
          </table:table-cell>
          <table:table-cell table:style-name="ce7" office:value-type="string" calcext:value-type="string">
            <text:p>AsEnumerab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veraging&lt;TSourceItem, TResult&gt;</text:span></text:p>
          </table:table-cell>
          <table:table-cell table:style-name="ce7" office:value-type="string" calcext:value-type="string">
            <text:p>Averag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Binding class</text:p>
          </table:table-cell>
          <table:table-cell table:style-name="ce8" office:value-type="string" calcext:value-type="string">
            <text:p>Not applicable</text:p>
          </table:table-cell>
          <table:table-cell table:style-name="ce12"/>
          <table:table-cell table:style-name="ce11" office:value-type="string" calcext:value-type="string">
            <text:p>см. больше <text:a xlink:href="#binding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mput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см. больше <text:a xlink:href="#отслеживание-произвольного-выражения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asting&lt;TResultItem&gt;</text:p>
          </table:table-cell>
          <table:table-cell table:style-name="ce7" office:value-type="string" calcext:value-type="string">
            <text:p>Cast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Concatenating&lt;TSourceItem&gt;</text:p>
          </table:table-cell>
          <table:table-cell table:style-name="ce7" office:value-type="string" calcext:value-type="string">
            <text:p>Conca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 office:value-type="string" calcext:value-type="string">
            <text:p>Элементами коллекции-источника могут быть </text:p>
            <text:p>INotifyCollectionChanged </text:p>
            <text:p>или IReadScalar&lt;INotifyCollectionChanged&gt;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ntainsCalcuating</text:p>
          </table:table-cell>
          <table:table-cell table:style-name="ce7" office:value-type="string" calcext:value-type="string">
            <text:p>Contains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ObservableCollection.Count property</text:p>
          </table:table-cell>
          <table:table-cell table:style-name="ce7" office:value-type="string" calcext:value-type="string">
            <text:p>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7" office:value-type="string" calcext:value-type="string">
            <text:p>DefaultIf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Crossing&lt;</text:p>
            <text:p>    TouterSourceItem,</text:p>
            <text:p>    TinnerSourceItem&gt;</text:p>
          </table:table-cell>
          <table:table-cell table:style-name="ce8" office:value-type="string" calcext:value-type="string">
            <text:p>Not implemented</text:p>
          </table:table-cell>
          <table:table-cell table:style-name="ce13" office:value-type="string" calcext:value-type="string">
            <text:p>CollectionComputing&lt;</text:p>
            <text:p>    JoinPair&lt;TOuterSourceItem, </text:p>
            <text:p>        TInnerSourceItem&gt;&gt;</text:p>
          </table:table-cell>
          <table:table-cell table:style-name="ce11" office:value-type="string" calcext:value-type="string">
            <text:p>Декартово произведение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Differ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см. больше <text:a xlink:href="#метод-расширения-differingtresult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Distincting&lt;TSourceItem&gt;</text:p>
          </table:table-cell>
          <table:table-cell table:style-name="ce7" office:value-type="string" calcext:value-type="string">
            <text:p>Distinc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lementA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ItemComputing</text:p>
          </table:table-cell>
          <table:table-cell table:style-name="ce7" office:value-type="string" calcext:value-type="string">
            <text:p>ElementA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Если запрошенный индекс </text:p>
            <text:p>выходит за границы коллекции-источника</text:p>
            <text:p>свойство ScalarComputing&lt;TSourceItem&gt;.Value </text:p>
            <text:p>возвращает значение по умолчанию </text:p>
            <text:p>для типа TSourceItem или значение </text:p>
            <text:p>переданное в параметр defaultValue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Excepting&lt;TSourceItem&gt;</text:p>
          </table:table-cell>
          <table:table-cell table:style-name="ce7" office:value-type="string" calcext:value-type="string">
            <text:p>Excep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Fir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FirstComputing&lt;TSourceItem&gt;</text:p>
          </table:table-cell>
          <table:table-cell table:style-name="ce7" office:value-type="string" calcext:value-type="string">
            <text:p>Firs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7">
          <table:table-cell table:style-name="ce7" office:value-type="string" calcext:value-type="string">
            <text:p>Grouping&lt;TSourceItem, TKey&gt;</text:p>
          </table:table-cell>
          <table:table-cell table:style-name="ce7" office:value-type="string" calcext:value-type="string">
            <text:p>Group</text:p>
          </table:table-cell>
          <table:table-cell table:style-name="ce14" office:value-type="string" calcext:value-type="string">
            <text:p>CollectionComputing&lt;Group</text:p>
            <text:p>    &lt;TSourceItem, TKey&gt;&gt;</text:p>
          </table:table-cell>
          <table:table-cell table:style-name="ce11" office:value-type="string" calcext:value-type="string">
            <text:p>Может содержать группу с ключём null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GroupJoining&lt;</text:p>
            <text:p>    TOuterSourceItem, </text:p>
            <text:p>    TinnerSourceItem, Tkey&gt;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14" office:value-type="string" calcext:value-type="string">
            <text:p>CollectionComputing&lt;JoinGroup&lt;</text:p>
            <text:p>    TOuterSourceItem, </text:p>
            <text:p>        TInnerSourceItem, TKey&gt;&gt;</text:p>
          </table:table-cell>
          <table:table-cell table:style-name="ce11"/>
          <table:table-cell table:number-columns-repeated="60"/>
        </table:table-row>
        <table:table-row table:style-name="ro8">
          <table:table-cell table:style-name="ce7" office:value-type="string" calcext:value-type="string">
            <text:p>PredicateGroupJoining&lt;</text:p>
            <text:p>    TOuterSourceItem, </text:p>
            <text:p>    TinnerSourceItem&gt;</text:p>
          </table:table-cell>
          <table:covered-table-cell table:style-name="ce10"/>
          <table:table-cell table:style-name="ce14" office:value-type="string" calcext:value-type="string">
            <text:p>CollectionComputing&lt;</text:p>
            <text:p>    PredicateJoinGroup&lt;</text:p>
            <text:p>        TOuterSourceItem, </text:p>
            <text:p>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Intersecting&lt;TSourceItem&gt;</text:p>
          </table:table-cell>
          <table:table-cell table:style-name="ce7" office:value-type="string" calcext:value-type="string">
            <text:p>Intersec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ItemsProcessing&lt;TSourceItem&gt;</text:p>
          </table:table-cell>
          <table:table-cell table:style-name="ce7" office:value-type="string" calcext:value-type="string">
            <text:p>List&lt;T&gt;.ForEach</text:p>
          </table:table-cell>
          <table:table-cell table:style-name="ce7" office:value-type="string" calcext:value-type="string">
            <text:p>CollectionComputing&lt;TSourceItem&gt;</text:p>
          </table:table-cell>
          <table:table-cell table:style-name="ce11" office:value-type="string" calcext:value-type="string">
            <text:p>см. больше <text:a xlink:href="#обработка-измениний-в-observablecollectiont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ItemsProcessing&lt;TSourceItem, TReturnValue&gt;</text:p>
          </table:table-cell>
          <table:table-cell table:style-name="ce7" office:value-type="string" calcext:value-type="string">
            <text:p>List&lt;T&gt;.ForEach</text:p>
          </table:table-cell>
          <table:table-cell table:style-name="ce7" office:value-type="string" calcext:value-type="string">
            <text:p>CollectionComputing&lt;TReturnValue&gt;</text:p>
          </table:table-cell>
          <table:table-cell table:style-name="ce11" office:value-type="string" calcext:value-type="string">
            <text:p>см. больше <text:a xlink:href="#обработка-измениний-в-observablecollectiont" xlink:type="simple">здесь</text:a>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Joing&lt;TOuterSourceItem, TInnerSourceItem&gt;</text:p>
          </table:table-cell>
          <table:table-cell table:style-name="ce7" office:value-type="string" calcext:value-type="string">
            <text:p>Join</text:p>
          </table:table-cell>
          <table:table-cell table:style-name="ce14" office:value-type="string" calcext:value-type="string">
            <text:p>CollectionComputing&lt;</text:p>
            <text:p>    JoinPair&lt;TOuterSourceItem,</text:p>
            <text:p> 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a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LastCalcuating&lt;TSourceItem&gt;</text:p>
          </table:table-cell>
          <table:table-cell table:style-name="ce7" office:value-type="string" calcext:value-type="string">
            <text:p>Las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ong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Maximazing&lt;TSourceItem&gt;</text:p>
          </table:table-cell>
          <table:table-cell table:style-name="ce7" office:value-type="string" calcext:value-type="string">
            <text:p>Max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6">
          <table:table-cell table:style-name="ce7" office:value-type="string" calcext:value-type="string">
            <text:p>Minimazing&lt;TSourceItem&gt;</text:p>
          </table:table-cell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OfTypeComputing&lt;TResultItem&gt;</text:p>
          </table:table-cell>
          <table:table-cell table:style-name="ce7" office:value-type="string" calcext:value-type="string">
            <text:p>OfType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ByDescending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epending&lt;TSourceItem&gt;</text:p>
          </table:table-cell>
          <table:table-cell table:style-name="ce7" office:value-type="string" calcext:value-type="string">
            <text:p>Prepend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opertyAccess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см. больше <text:a xlink:href="#доступ-к-свойствам-через-рефлексию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equenceComputing</text:p>
          </table:table-cell>
          <table:table-cell table:style-name="ce7" office:value-type="string" calcext:value-type="string">
            <text:p>Range</text:p>
          </table:table-cell>
          <table:table-cell table:style-name="ce12" office:value-type="string" calcext:value-type="string">
            <text:p>CollectionComputing&lt;in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Repeat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19" office:value-type="string" calcext:value-type="string">
            <text:p>PreviousTracking&lt;TResult&gt;</text:p>
          </table:table-cell>
          <table:table-cell table:style-name="ce29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см. больше <text:a xlink:href="#отслеживание-предыдущего-значения-ireadscalartvalue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Reversing&lt;TSourceItem&gt;</text:p>
          </table:table-cell>
          <table:table-cell table:style-name="ce7" office:value-type="string" calcext:value-type="string">
            <text:p>Revers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electing&lt;TSourceItem, TResultItem&gt;</text:p>
          </table:table-cell>
          <table:table-cell table:style-name="ce7" office:value-type="string" calcext:value-type="string">
            <text:p>Select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electingMany&lt;TSourceItem, TResultItem&gt;</text:p>
          </table:table-cell>
          <table:table-cell table:style-name="ce7" office:value-type="string" calcext:value-type="string">
            <text:p>SelectMany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SequenceEqual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OrDefaul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&lt;TSourceItem&gt;</text:p>
          </table:table-cell>
          <table:table-cell table:style-name="ce7" office:value-type="string" calcext:value-type="string">
            <text:p>Skip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While&lt;TSourceItem&gt;</text:p>
          </table:table-cell>
          <table:table-cell table:style-name="ce7" office:value-type="string" calcext:value-type="string">
            <text:p>SkipWhil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tringsConcatenating</text:p>
          </table:table-cell>
          <table:table-cell table:style-name="ce7" office:value-type="string" calcext:value-type="string">
            <text:p>string.Join</text:p>
          </table:table-cell>
          <table:table-cell table:style-name="ce12" office:value-type="string" calcext:value-type="string">
            <text:p>ScalarComputing&lt;string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ummarizing&lt;TSourceItem&gt;</text:p>
          </table:table-cell>
          <table:table-cell table:style-name="ce7" office:value-type="string" calcext:value-type="string">
            <text:p>Sum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&lt;TSourceItem&gt;</text:p>
          </table:table-cell>
          <table:table-cell table:style-name="ce7" office:value-type="string" calcext:value-type="string">
            <text:p>Tak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While&lt;TSourceItem&gt;</text:p>
          </table:table-cell>
          <table:table-cell table:style-name="ce7" office:value-type="string" calcext:value-type="string">
            <text:p>TakeWhil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Descending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Arra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Dictionaring&lt;TSourceItem, TKey, TValue&gt;</text:p>
          </table:table-cell>
          <table:table-cell table:style-name="ce7" office:value-type="string" calcext:value-type="string">
            <text:p>ToDictionary</text:p>
          </table:table-cell>
          <table:table-cell table:style-name="ce12" office:value-type="string" calcext:value-type="string">
            <text:p>Dictionary&lt;TKey, 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Hashing&lt;TSourceItem, TKey&gt;</text:p>
          </table:table-cell>
          <table:table-cell table:style-name="ce7" office:value-type="string" calcext:value-type="string">
            <text:p>ToHashSet</text:p>
          </table:table-cell>
          <table:table-cell table:style-name="ce12" office:value-type="string" calcext:value-type="string">
            <text:p>HashSet&lt;TKey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Li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ToLookup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niting&lt;TSourceItem&gt;</text:p>
          </table:table-cell>
          <table:table-cell table:style-name="ce7" office:value-type="string" calcext:value-type="string">
            <text:p>Union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sing&lt;TArgument, 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см. больше <text:a xlink:href="#отслеживание-произвольного-выражения" xlink:type="simple">здесь</text:a> и <text:a xlink:href="#области-применения-метода-расширения-usingtresult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Filtering&lt;TSourceItem&gt;</text:p>
          </table:table-cell>
          <table:table-cell table:style-name="ce7" office:value-type="string" calcext:value-type="string">
            <text:p>Wher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ValuesProcessing&lt;TValue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Value&gt;</text:p>
          </table:table-cell>
          <table:table-cell table:style-name="ce11" office:value-type="string" calcext:value-type="string">
            <text:p> см. больше <text:a xlink:href="#обработка-изменений-в-ireadscalartvalue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ValuesProcessing&lt;TValue, TReturnValue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turnValue&gt;</text:p>
          </table:table-cell>
          <table:table-cell table:style-name="ce11" office:value-type="string" calcext:value-type="string">
            <text:p> см. больше <text:a xlink:href="#обработка-изменений-в-ireadscalartvalue" xlink:type="simple">здесь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WeakPreviousTrack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см. больше <text:a xlink:href="#отслеживание-предыдущего-значения-ireadScalartvalue" xlink:type="simple">здесь</text:a>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Zipping&lt;TSourceItemLeft, TSourceItemRight&gt;</text:p>
          </table:table-cell>
          <table:table-cell table:style-name="ce7" office:value-type="string" calcext:value-type="string">
            <text:p>Zip</text:p>
          </table:table-cell>
          <table:table-cell table:style-name="ce14" office:value-type="string" calcext:value-type="string">
            <text:p>CollectionComputing&lt;ZipPair&lt;</text:p>
            <text:p>    TSourceItemLeft, </text:p>
            <text:p>    TSourceItemRight&gt;&gt;</text:p>
          </table:table-cell>
          <table:table-cell table:style-name="ce11"/>
          <table:table-cell table:number-columns-repeated="60"/>
        </table:table-row>
        <table:table-row table:style-name="ro2" table:number-rows-repeated="104850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Лист2" table:style-name="ta2">
        <table:table-column table:style-name="co6" table:default-cell-style-name="Default"/>
        <table:table-column table:style-name="co5" table:number-columns-repeated="63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18mm 0.26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.00.0000</text:date>, <text:time style:data-style-name="N2" text:time-value="18:12:02.43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0-04-18T18:14:15.899000000</dc:date>
    <meta:generator>LibreOffice/6.3.0.4$Windows_X86_64 LibreOffice_project/057fc023c990d676a43019934386b85b21a9ee99</meta:generator>
    <meta:editing-duration>PT49M30S</meta:editing-duration>
    <meta:editing-cycles>12</meta:editing-cycles>
    <meta:document-statistic meta:table-count="2" meta:cell-count="21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